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/>
    </style:style>
    <style:style style:name="T2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P3" style:parent-style-name="Normal" style:family="paragraph">
      <style:paragraph-properties fo:text-align="justify" fo:margin-bottom="0in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family="paragraph">
      <style:paragraph-properties fo:text-align="justify" fo:margin-bottom="0in"/>
    </style:style>
    <style:style style:name="T6" style:parent-style-name="DefaultParagraphFont" style:family="text">
      <style:text-properties fo:font-size="11pt" style:font-size-asian="11pt" style:font-size-complex="11pt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family="paragraph">
      <style:paragraph-properties fo:text-align="justify" fo:margin-bottom="0in"/>
    </style:style>
    <style:style style:name="P9" style:parent-style-name="ListParagraph" style:list-style-name="LFO3" style:family="paragraph">
      <style:paragraph-properties fo:margin-bottom="0in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ListParagraph" style:list-style-name="LFO3" style:family="paragraph">
      <style:paragraph-properties fo:margin-bottom="0in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ListParagraph" style:list-style-name="LFO3" style:family="paragraph">
      <style:paragraph-properties fo:margin-bottom="0in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ListParagraph" style:list-style-name="LFO3" style:family="paragraph">
      <style:paragraph-properties fo:margin-bottom="0in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ListParagraph" style:list-style-name="LFO3" style:family="paragraph">
      <style:paragraph-properties fo:margin-bottom="0in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ListParagraph" style:list-style-name="LFO3" style:family="paragraph">
      <style:paragraph-properties fo:margin-bottom="0in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family="paragraph">
      <style:paragraph-properties fo:margin-bottom="0in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size="11pt" style:font-size-asian="11pt" style:font-size-complex="11pt"/>
    </style:style>
    <style:style style:name="T24" style:parent-style-name="DefaultParagraphFont" style:family="text">
      <style:text-properties fo:font-size="11pt" style:font-size-asian="11pt" style:font-size-complex="11pt"/>
    </style:style>
    <style:style style:name="T25" style:parent-style-name="DefaultParagraphFont" style:family="text">
      <style:text-properties fo:font-size="11pt" style:font-size-asian="11pt" style:font-size-complex="11pt"/>
    </style:style>
    <style:style style:name="T26" style:parent-style-name="DefaultParagraphFont" style:family="text">
      <style:text-properties fo:color="#000000" fo:font-size="10pt" style:font-size-asian="10pt" style:font-size-complex="10pt"/>
    </style:style>
    <style:style style:name="P27" style:parent-style-name="Normal" style:family="paragraph">
      <style:paragraph-properties fo:margin-bottom="0in"/>
      <style:text-properties fo:color="#000000" fo:font-size="10pt" style:font-size-asian="10pt" style:font-size-complex="10pt"/>
    </style:style>
    <style:style style:name="P28" style:parent-style-name="Normal" style:family="paragraph">
      <style:paragraph-properties fo:margin-bottom="0in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style:font-name="Aptos" style:font-name-asian="Aptos" style:font-name-complex="Aptos"/>
    </style:style>
    <style:style style:name="T31" style:parent-style-name="DefaultParagraphFont" style:family="text">
      <style:text-properties fo:font-size="11pt" style:font-size-asian="11pt" style:font-size-complex="11pt"/>
    </style:style>
    <style:style style:name="T32" style:parent-style-name="DefaultParagraphFont" style:family="text">
      <style:text-properties fo:font-size="11pt" style:font-size-asian="11pt" style:font-size-complex="11pt"/>
    </style:style>
    <style:style style:name="P33" style:parent-style-name="Normal" style:family="paragraph">
      <style:paragraph-properties fo:margin-bottom="0in"/>
      <style:text-properties fo:font-size="11pt" style:font-size-asian="11pt" style:font-size-complex="11pt"/>
    </style:style>
    <style:style style:name="P34" style:parent-style-name="Normal" style:family="paragraph">
      <style:paragraph-properties fo:margin-bottom="0in" fo:margin-right="-0.7875in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size="11pt" style:font-size-asian="11pt" style:font-size-complex="11pt"/>
    </style:style>
    <style:style style:name="P37" style:parent-style-name="Normal" style:family="paragraph">
      <style:paragraph-properties fo:margin-top="0.1666in" fo:margin-bottom="0in" fo:margin-right="-0.7875in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style:font-name="Aptos" style:font-name-asian="Aptos" style:font-name-complex="Aptos" fo:font-style="italic" style:font-style-asian="italic" style:font-style-complex="italic" fo:font-size="10pt" style:font-size-asian="10pt" style:font-size-complex="10pt"/>
    </style:style>
    <style:style style:name="P42" style:parent-style-name="Normal" style:family="paragraph">
      <style:paragraph-properties fo:margin-bottom="0in" fo:margin-right="-0.7875in"/>
      <style:text-properties style:font-name="Aptos" style:font-name-asian="Aptos" style:font-name-complex="Aptos" fo:font-style="italic" style:font-style-asian="italic" style:font-style-complex="italic" fo:font-size="10pt" style:font-size-asian="10pt" style:font-size-complex="10pt"/>
    </style:style>
    <style:style style:name="P43" style:parent-style-name="ListParagraph" style:list-style-name="LFO4" style:family="paragraph">
      <style:paragraph-properties fo:text-align="justify" fo:margin-bottom="0in"/>
    </style:style>
    <style:style style:name="P44" style:parent-style-name="ListParagraph" style:list-style-name="LFO4" style:family="paragraph">
      <style:paragraph-properties fo:margin-bottom="0in"/>
    </style:style>
    <style:style style:name="P45" style:parent-style-name="ListParagraph" style:list-style-name="LFO4" style:family="paragraph">
      <style:paragraph-properties fo:margin-bottom="0in"/>
    </style:style>
    <style:style style:name="P46" style:parent-style-name="ListParagraph" style:list-style-name="LFO4" style:family="paragraph">
      <style:paragraph-properties fo:margin-bottom="0in"/>
    </style:style>
    <style:style style:name="P47" style:parent-style-name="ListParagraph" style:list-style-name="LFO4" style:family="paragraph">
      <style:paragraph-properties fo:margin-bottom="0in"/>
    </style:style>
    <style:style style:name="P48" style:parent-style-name="ListParagraph" style:list-style-name="LFO4" style:family="paragraph">
      <style:paragraph-properties fo:margin-bottom="0in"/>
    </style:style>
    <style:style style:name="P49" style:parent-style-name="ListParagraph" style:list-style-name="LFO4" style:family="paragraph">
      <style:paragraph-properties fo:margin-bottom="0in"/>
    </style:style>
    <style:style style:name="P50" style:parent-style-name="ListParagraph" style:family="paragraph">
      <style:paragraph-properties fo:text-align="justify" fo:margin-bottom="0in"/>
    </style:style>
    <style:style style:name="P51" style:parent-style-name="Normal" style:family="paragraph">
      <style:paragraph-properties fo:margin-bottom="0in" fo:margin-right="-0.7875in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style:font-name="Aptos" style:font-name-asian="Aptos" style:font-name-complex="Aptos" fo:font-style="italic" style:font-style-asian="italic" style:font-style-complex="italic" fo:font-size="10pt" style:font-size-asian="10pt" style:font-size-complex="10pt"/>
    </style:style>
    <style:style style:name="P55" style:parent-style-name="Normal" style:family="paragraph">
      <style:paragraph-properties fo:margin-bottom="0in" fo:margin-right="-0.7875in"/>
      <style:text-properties style:font-name="Aptos" style:font-name-asian="Aptos" style:font-name-complex="Aptos" fo:font-style="italic" style:font-style-asian="italic" style:font-style-complex="italic" fo:font-size="10pt" style:font-size-asian="10pt" style:font-size-complex="10pt"/>
    </style:style>
    <style:style style:name="P56" style:parent-style-name="ListParagraph" style:list-style-name="LFO4" style:family="paragraph">
      <style:paragraph-properties fo:margin-bottom="0in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ListParagraph" style:list-style-name="LFO4" style:family="paragraph">
      <style:paragraph-properties fo:margin-bottom="0in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ListParagraph" style:list-style-name="LFO4" style:family="paragraph">
      <style:paragraph-properties fo:margin-bottom="0in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ListParagraph" style:list-style-name="LFO4" style:family="paragraph">
      <style:paragraph-properties fo:margin-bottom="0in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ListParagraph" style:list-style-name="LFO4" style:family="paragraph">
      <style:paragraph-properties fo:margin-bottom="0in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P66" style:parent-style-name="ListParagraph" style:list-style-name="LFO4" style:family="paragraph">
      <style:paragraph-properties fo:margin-bottom="0in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P68" style:parent-style-name="Normal" style:family="paragraph">
      <style:paragraph-properties fo:margin-bottom="0in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P70" style:parent-style-name="Normal" style:family="paragraph">
      <style:paragraph-properties fo:margin-bottom="0in" fo:margin-right="-0.7875in"/>
      <style:text-properties fo:font-weight="bold" style:font-weight-asian="bold" style:font-weight-complex="bold"/>
    </style:style>
    <style:style style:name="P71" style:parent-style-name="Normal" style:family="paragraph">
      <style:paragraph-properties fo:text-align="justify" fo:margin-bottom="0in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ListParagraph" style:list-style-name="LFO5" style:family="paragraph">
      <style:paragraph-properties fo:margin-bottom="0in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P75" style:parent-style-name="ListParagraph" style:list-style-name="LFO5" style:family="paragraph">
      <style:paragraph-properties fo:margin-bottom="0in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ListParagraph" style:list-style-name="LFO5" style:family="paragraph">
      <style:paragraph-properties fo:margin-bottom="0in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P82" style:parent-style-name="ListParagraph" style:list-style-name="LFO5" style:family="paragraph">
      <style:paragraph-properties fo:margin-bottom="0in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P84" style:parent-style-name="ListParagraph" style:list-style-name="LFO5" style:family="paragraph">
      <style:paragraph-properties fo:margin-bottom="0in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P86" style:parent-style-name="Normal" style:family="paragraph">
      <style:paragraph-properties fo:margin-top="0.1666in" fo:margin-bottom="0.1666in" fo:margin-right="-0.7916in"/>
      <style:text-properties fo:font-weight="bold" style:font-weight-asian="bold" style:font-weight-complex="bold"/>
    </style:style>
    <style:style style:name="P87" style:parent-style-name="ListParagraph" style:list-style-name="LFO5" style:family="paragraph">
      <style:paragraph-properties fo:margin-bottom="0in"/>
    </style:style>
    <style:style style:name="T88" style:parent-style-name="DefaultParagraphFont" style:family="text">
      <style:text-properties fo:font-weight="bold" style:font-weight-asian="bold" style:font-weight-complex="bold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P90" style:parent-style-name="ListParagraph" style:list-style-name="LFO5" style:family="paragraph">
      <style:paragraph-properties fo:margin-bottom="0in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P93" style:parent-style-name="ListParagraph" style:list-style-name="LFO5" style:family="paragraph">
      <style:paragraph-properties fo:margin-bottom="0in"/>
    </style:style>
    <style:style style:name="P94" style:parent-style-name="ListParagraph" style:list-style-name="LFO5" style:family="paragraph">
      <style:paragraph-properties fo:margin-bottom="0in"/>
    </style:style>
    <style:style style:name="T95" style:parent-style-name="DefaultParagraphFont" style:family="text">
      <style:text-properties fo:font-weight="bold" style:font-weight-asian="bold" style:font-weight-complex="bold"/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P97" style:parent-style-name="Normal" style:family="paragraph">
      <style:paragraph-properties fo:text-align="justify" fo:margin-bottom="0in"/>
      <style:text-properties style:font-name="Aptos" style:font-name-asian="Aptos" style:font-name-complex="Aptos"/>
    </style:style>
    <style:style style:name="P98" style:parent-style-name="Normal" style:family="paragraph">
      <style:paragraph-properties fo:text-align="justify" fo:margin-bottom="0in"/>
      <style:text-properties style:font-name="Aptos" style:font-name-asian="Aptos" style:font-name-complex="Aptos"/>
    </style:style>
    <style:style style:name="P99" style:parent-style-name="Normal" style:family="paragraph">
      <style:paragraph-properties fo:text-align="justify" fo:margin-bottom="0in"/>
      <style:text-properties style:font-name="Aptos" style:font-name-asian="Aptos" style:font-name-complex="Aptos"/>
    </style:style>
  </office:automatic-styles>
  <office:body>
    <office:text text:use-soft-page-breaks="true">
      <text:p text:style-name="P1"><text:span text:style-name="T2">MOHD FAIZAN</text:span><text:s/></text:p>
      <text:p text:style-name="P3">+91-8630936691, erfaizankhan53@gmail.com, Sec-58 Deepak Vihar Noida (UP), DOB:15/Aug/2000<text:line-break/><text:line-break/><text:span text:style-name="T4">SUMMARY:</text:span></text:p>
      <text:p text:style-name="P5"><text:span text:style-name="T6">I specialize in web application development utilizing HTML5, CSS3, Bootstrap, React.js, Node.js, MongoDB, and Express.js. Excellent understanding of C#, .NET, ADO.NET, and MS - SQL Server, Entity Framework, Asp. Net Mvc5. My commitment to delivering high-quality code and ensuring seamless user experiences, combined with a collaborative approach, enables me to effectively contribute to dynamic development teams. I am highly motivated to continue learning, take on new challenges, and make a positive impact on innovative projects.</text:span><text:line-break/><text:s/><text:line-break/><text:span text:style-name="T7">TECHNICAL SKILLS:</text:span><text:s/></text:p>
      <text:p text:style-name="P8"/>
      <text:list text:style-name="LFO3" text:continue-numbering="true">
        <text:list-item>
          <text:p text:style-name="P9"><text:span text:style-name="T10">Front-End:</text:span><text:s/>React.js, Redux, JavaScript (ES6+), HTML5, CSS3, Tailwind CSS, Bootstrap</text:p>
        </text:list-item>
        <text:list-item>
          <text:p text:style-name="P11"><text:span text:style-name="T12">Programming Language:<text:s/></text:span>Java, JavaScript</text:p>
        </text:list-item>
        <text:list-item>
          <text:p text:style-name="P13"><text:span text:style-name="T14">Back-End:</text:span><text:s/>Node.js, Express.js, RESTful APIs, JWT Authentication</text:p>
        </text:list-item>
        <text:list-item>
          <text:p text:style-name="P15"><text:span text:style-name="T16">Database:</text:span><text:s/>MongoDB, Mongoose, MSSQL</text:p>
        </text:list-item>
        <text:list-item>
          <text:p text:style-name="P17"><text:span text:style-name="T18">Tools &amp; Technologies:</text:span><text:s/>Git, GitHub, Netlify, Postman, Render</text:p>
        </text:list-item>
        <text:list-item>
          <text:p text:style-name="P19"><text:span text:style-name="T20">Other:</text:span><text:s/>Context API, JSON, AJAX</text:p>
        </text:list-item>
      </text:list>
      <text:p text:style-name="P21"><text:line-break/><text:span text:style-name="T22">EDUCATION:</text:span><text:line-break/><text:span text:style-name="T23">Bachelor of Technology (Electronics &amp; Communication)</text:span><text:line-break/><text:span text:style-name="T24">CGPA : 6.8</text:span><text:tab/><text:line-break/><text:span text:style-name="T25">APJ Abdul Kalam University (</text:span><text:span text:style-name="T26">Aug/2019-Jul/2023)</text:span></text:p>
      <text:p text:style-name="P27"/>
      <text:p text:style-name="P28"><text:span text:style-name="T29">CERTIFICATION:</text:span><text:line-break/><text:span text:style-name="T30">Solved 300+ Java/DSA Coding questions on Hacker Blocks and 200+ on Leetcode platform</text:span><text:line-break/><text:span text:style-name="T31">Certified DSA with Java from Coding Block, Sec-2</text:span><text:line-break/><text:span text:style-name="T32">Certified Python Course from Coursera</text:span></text:p>
      <text:p text:style-name="P33"/>
      <text:p text:style-name="P34"><text:span text:style-name="T35">LANGUAGE: <text:s text:c="2"/></text:span><text:span text:style-name="T36">Hindi, English</text:span><text:line-break/></text:p>
      <text:p text:style-name="P37"><text:span text:style-name="T38">EXPERIENCE:</text:span><text:line-break/><text:span text:style-name="T39">MERN Stack Developer (intern)</text:span><text:line-break/><text:span text:style-name="T40">AFI SOFT TECH PVT LTD.<text:s/></text:span><text:span text:style-name="T41">(Feb/2023 – Aug/2023)</text:span></text:p>
      <text:p text:style-name="P42"/>
      <text:list text:style-name="LFO4" text:continue-numbering="true">
        <text:list-item>
          <text:p text:style-name="P43">Developed and maintained dynamic, user-friendly web applications using the MERN stack.</text:p>
        </text:list-item>
        <text:list-item>
          <text:p text:style-name="P44">Built reusable React components for efficient front-end development.</text:p>
        </text:list-item>
        <text:list-item>
          <text:p text:style-name="P45">Created RESTful APIs with Express.js and Node.js for seamless data exchange between the client and server.</text:p>
        </text:list-item>
        <text:list-item>
          <text:p text:style-name="P46">Utilized MongoDB for database design and integration with Mongoose for data validation and queries.</text:p>
        </text:list-item>
        <text:list-item>
          <text:p text:style-name="P47">Implemented authentication and authorization using JWT, ensuring secure access to user data.</text:p>
        </text:list-item>
        <text:list-item>
          <text:p text:style-name="P48">Deployed applications on Heroku and Netlify, ensuring smooth deployment pipelines.</text:p>
        </text:list-item>
        <text:list-item>
          <text:p text:style-name="P49">Collaborated with designers and product managers to deliver solutions aligned with business needs.</text:p>
        </text:list-item>
      </text:list>
      <text:p text:style-name="P50"/>
      <text:p text:style-name="P51"><text:span text:style-name="T52">Full Stack Developer<text:s/></text:span><text:line-break/><text:span text:style-name="T53">AFI SOFT TECH PVT LTD.<text:s/></text:span><text:span text:style-name="T54">(Aug/2023 – Present)</text:span></text:p>
      <text:p text:style-name="P55"/>
      <text:list text:style-name="LFO4" text:continue-numbering="true">
        <text:list-item>
          <text:p text:style-name="P56"><text:span text:style-name="T57">Built reusable React components</text:span><text:s/>that made front-end development faster and easier to maintain.</text:p>
        </text:list-item>
        <text:list-item>
          <text:p text:style-name="P58"><text:span text:style-name="T59">Created RESTful APIs</text:span><text:s/>with Express.js and Node.js to ensure smooth data flow between the client and server.</text:p>
        </text:list-item>
        <text:list-item>
          <text:p text:style-name="P60"><text:span text:style-name="T61">Worked with MongoDB</text:span><text:s/>for database design, leveraging Mongoose for data validation and effective querying.</text:p>
        </text:list-item>
        <text:list-item>
          <text:p text:style-name="P62"><text:span text:style-name="T63">Implemented secure user authentication and authorization</text:span><text:s/>using JWT to keep user data safe.</text:p>
        </text:list-item>
        <text:list-item>
          <text:p text:style-name="P64"><text:span text:style-name="T65">Deployed applications</text:span><text:s/>smoothly on platforms like Render and Netlify, ensuring reliable performance post-launch.</text:p>
        </text:list-item>
        <text:list-item>
          <text:p text:style-name="P66"><text:span text:style-name="T67">Collaborated with designers and product managers</text:span>, turning ideas into fully functional features that aligned with user and business goals.</text:p>
        </text:list-item>
      </text:list>
      <text:p text:style-name="P68"><text:line-break/><text:span text:style-name="T69">PROJECTS:</text:span></text:p>
      <text:p text:style-name="P70"/>
      <text:p text:style-name="P71"><text:span text:style-name="T72">Job Board Application:</text:span></text:p>
      <text:list text:style-name="LFO5" text:continue-numbering="true">
        <text:list-item>
          <text:p text:style-name="P73">Developed a comprehensive<text:s/><text:span text:style-name="T74">job board platform</text:span><text:s/>connecting job seekers with employers, enabling seamless job search and application processes.</text:p>
        </text:list-item>
        <text:list-item>
          <text:p text:style-name="P75">Implemented robust<text:s/><text:span text:style-name="T76">user registration, login, and profile management</text:span><text:s/>functionalities using<text:s/><text:span text:style-name="T77">React.js</text:span><text:s/>on the front-end and<text:s/><text:span text:style-name="T78">Node.js</text:span><text:s/>on the back end.</text:p>
        </text:list-item>
        <text:list-item>
          <text:p text:style-name="P79">Designed and maintained a scalable<text:s/><text:span text:style-name="T80">job listing database</text:span><text:s/>with<text:s/><text:span text:style-name="T81">MongoDB</text:span>, ensuring efficient data storage and retrieval.</text:p>
        </text:list-item>
        <text:list-item>
          <text:p text:style-name="P82">Integrated advanced<text:s/><text:span text:style-name="T83">job search features</text:span><text:s/>with dynamic filters (location, job type, salary) and sorting options, providing an intuitive user experience.</text:p>
        </text:list-item>
        <text:list-item>
          <text:p text:style-name="P84">Successfully deployed the application on<text:s/><text:span text:style-name="T85">Render</text:span>, ensuring smooth performance and reliable availability for end-users.</text:p>
        </text:list-item>
      </text:list>
      <text:p text:style-name="Normal"/>
      <text:p text:style-name="P86"><text:bookmark-start text:name="_Int_0kXsjy8p"/>Note Taking App:<text:bookmark-end text:name="_Int_0kXsjy8p"/></text:p>
      <text:list text:style-name="LFO5" text:continue-numbering="true">
        <text:list-item>
          <text:p text:style-name="P87">Developed a responsive and user-friendly<text:s/><text:span text:style-name="T88">note-taking application</text:span><text:s/>using<text:s/><text:span text:style-name="T89">React.js</text:span>, allowing users to create, edit, and delete notes with ease.</text:p>
        </text:list-item>
        <text:list-item>
          <text:p text:style-name="P90">Implemented full<text:s/><text:span text:style-name="T91">CRUD operations</text:span><text:s/>and leveraged<text:s/><text:span text:style-name="T92">local storage</text:span><text:s/>to ensure notes persist across browser sessions, maintaining data integrity.</text:p>
        </text:list-item>
        <text:list-item>
          <text:p text:style-name="P93">Focused on simplicity and functionality, with an intuitive interface for better user interaction.</text:p>
        </text:list-item>
        <text:list-item>
          <text:p text:style-name="P94">Deployed the app on<text:s/><text:span text:style-name="T95">GitHub Pages</text:span>/<text:span text:style-name="T96">Netlify</text:span><text:s/>for easy access and demonstration, making it available for public use and feedback.</text:p>
        </text:list-item>
      </text:list>
      <text:p text:style-name="P97"/>
      <text:p text:style-name="P98"/>
      <text:p text:style-name="P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37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aizan Khan</meta:initial-creator>
    <dc:creator>Faizan Khan</dc:creator>
    <meta:creation-date>2024-11-08T18:53:00Z</meta:creation-date>
    <dc:date>2024-11-08T18:53:00Z</dc:date>
    <meta:template xlink:href="Normal.dotm" xlink:type="simple"/>
    <meta:editing-cycles>1</meta:editing-cycles>
    <meta:editing-duration>PT0S</meta:editing-duration>
    <meta:document-statistic meta:page-count="1" meta:paragraph-count="7" meta:word-count="596" meta:character-count="3987" meta:row-count="28" meta:non-whitespace-character-count="3398"/>
  </office:meta>
</office:document-meta>
</file>